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margin-top="0cm" fo:margin-bottom="0.499cm"/>
      <style:text-properties officeooo:paragraph-rsid="000b606d"/>
    </style:style>
    <style:style style:name="P2" style:family="paragraph" style:parent-style-name="Standard">
      <style:paragraph-properties fo:margin-top="0cm" fo:margin-bottom="0.499cm"/>
      <style:text-properties officeooo:paragraph-rsid="000bdfe0"/>
    </style:style>
    <style:style style:name="P3" style:family="paragraph" style:parent-style-name="Standard">
      <style:paragraph-properties fo:margin-top="0cm" fo:margin-bottom="0.499cm"/>
      <style:text-properties officeooo:paragraph-rsid="000c9e75"/>
    </style:style>
    <style:style style:name="P4" style:family="paragraph" style:parent-style-name="Standard">
      <style:paragraph-properties fo:margin-top="0cm" fo:margin-bottom="0.499cm"/>
      <style:text-properties officeooo:paragraph-rsid="000e332e"/>
    </style:style>
    <style:style style:name="P5" style:family="paragraph" style:parent-style-name="Standard">
      <style:paragraph-properties fo:margin-top="0cm" fo:margin-bottom="0.499cm"/>
      <style:text-properties officeooo:paragraph-rsid="000f1965"/>
    </style:style>
    <style:style style:name="P6" style:family="paragraph" style:parent-style-name="Standard">
      <style:paragraph-properties fo:margin-top="0cm" fo:margin-bottom="0.499cm"/>
      <style:text-properties officeooo:paragraph-rsid="001034c2"/>
    </style:style>
    <style:style style:name="P7" style:family="paragraph" style:parent-style-name="Standard">
      <style:paragraph-properties fo:margin-top="0cm" fo:margin-bottom="0.499cm"/>
      <style:text-properties officeooo:paragraph-rsid="0010ca99"/>
    </style:style>
    <style:style style:name="P8" style:family="paragraph" style:parent-style-name="Standard">
      <style:paragraph-properties fo:margin-top="0cm" fo:margin-bottom="0.499cm"/>
      <style:text-properties officeooo:paragraph-rsid="00127d22"/>
    </style:style>
    <style:style style:name="P9" style:family="paragraph" style:parent-style-name="Standard">
      <style:paragraph-properties fo:margin-top="0cm" fo:margin-bottom="0.499cm" fo:break-before="page"/>
      <style:text-properties officeooo:paragraph-rsid="000b606d"/>
    </style:style>
    <style:style style:name="P10" style:family="paragraph" style:parent-style-name="Standard">
      <style:paragraph-properties fo:margin-top="0cm" fo:margin-bottom="0.499cm" fo:break-before="page"/>
      <style:text-properties officeooo:paragraph-rsid="000bdfe0"/>
    </style:style>
    <style:style style:name="P11" style:family="paragraph" style:parent-style-name="Text_20_body">
      <style:text-properties officeooo:paragraph-rsid="000b606d"/>
    </style:style>
    <style:style style:name="P12" style:family="paragraph" style:parent-style-name="Text_20_body">
      <style:text-properties officeooo:paragraph-rsid="000e332e"/>
    </style:style>
    <style:style style:name="P13" style:family="paragraph" style:parent-style-name="Text_20_body">
      <style:text-properties officeooo:paragraph-rsid="000f1965"/>
    </style:style>
    <style:style style:name="P14" style:family="paragraph" style:parent-style-name="Text_20_body">
      <style:text-properties fo:font-weight="bold" officeooo:paragraph-rsid="0013cead" style:font-weight-asian="bold" style:font-weight-complex="bold"/>
    </style:style>
    <style:style style:name="P15" style:family="paragraph" style:parent-style-name="Text_20_body">
      <style:text-properties officeooo:paragraph-rsid="00127d22"/>
    </style:style>
    <style:style style:name="P16" style:family="paragraph" style:parent-style-name="Text_20_body">
      <style:text-properties officeooo:paragraph-rsid="0013bf5f"/>
    </style:style>
    <style:style style:name="P17" style:family="paragraph" style:parent-style-name="Text_20_body">
      <style:text-properties officeooo:paragraph-rsid="0013cead"/>
    </style:style>
    <style:style style:name="P18" style:family="paragraph" style:parent-style-name="Text_20_body">
      <style:paragraph-properties fo:break-before="page"/>
      <style:text-properties officeooo:paragraph-rsid="000b606d"/>
    </style:style>
    <style:style style:name="T1" style:family="text">
      <style:text-properties style:font-name="DejaVu Sans" fo:font-size="14pt" style:font-size-asian="14pt" style:font-size-complex="14pt"/>
    </style:style>
    <style:style style:name="T2" style:family="text">
      <style:text-properties style:font-name="DejaVu Sans" fo:font-size="14pt" officeooo:rsid="000bdfe0" style:font-size-asian="14pt" style:font-size-complex="14pt"/>
    </style:style>
    <style:style style:name="T3" style:family="text">
      <style:text-properties style:font-name="DejaVu Sans" fo:font-size="14pt" officeooo:rsid="000c9e75" style:font-size-asian="14pt" style:font-size-complex="14pt"/>
    </style:style>
    <style:style style:name="T4" style:family="text">
      <style:text-properties style:font-name="DejaVu Sans" fo:font-size="14pt" officeooo:rsid="000e332e" style:font-size-asian="14pt" style:font-size-complex="14pt"/>
    </style:style>
    <style:style style:name="T5" style:family="text">
      <style:text-properties style:font-name="DejaVu Sans" fo:font-size="14pt" officeooo:rsid="000f1965" style:font-size-asian="14pt" style:font-size-complex="14pt"/>
    </style:style>
    <style:style style:name="T6" style:family="text">
      <style:text-properties style:font-name="DejaVu Sans" fo:font-size="14pt" officeooo:rsid="001034c2" style:font-size-asian="14pt" style:font-size-complex="14pt"/>
    </style:style>
    <style:style style:name="T7" style:family="text">
      <style:text-properties style:font-name="DejaVu Sans" fo:font-size="14pt" officeooo:rsid="0010ca99" style:font-size-asian="14pt" style:font-size-complex="14pt"/>
    </style:style>
    <style:style style:name="T8" style:family="text">
      <style:text-properties style:font-name="DejaVu Sans" fo:font-size="14pt" officeooo:rsid="00127d22" style:font-size-asian="14pt" style:font-size-complex="14pt"/>
    </style:style>
    <style:style style:name="T9" style:family="text">
      <style:text-properties style:font-name="DejaVu Sans" fo:font-size="14pt" officeooo:rsid="0013bf5f" style:font-size-asian="14pt" style:font-size-complex="14pt"/>
    </style:style>
    <style:style style:name="T10" style:family="text">
      <style:text-properties style:font-name="DejaVu Sans" fo:font-size="14pt" officeooo:rsid="0013cead" style:font-size-asian="14pt" style:font-size-complex="14pt"/>
    </style:style>
    <style:style style:name="T11" style:family="text">
      <style:text-properties style:font-name="DejaVu Sans" fo:font-size="14pt" fo:font-weight="bold" officeooo:rsid="000bdfe0" style:font-size-asian="14pt" style:font-weight-asian="bold" style:font-size-complex="14pt" style:font-weight-complex="bold"/>
    </style:style>
    <style:style style:name="T12" style:family="text">
      <style:text-properties style:font-name="DejaVu Sans" fo:font-size="14pt" fo:font-weight="bold" officeooo:rsid="000c9e75" style:font-size-asian="14pt" style:font-weight-asian="bold" style:font-size-complex="14pt" style:font-weight-complex="bold"/>
    </style:style>
    <style:style style:name="T13" style:family="text">
      <style:text-properties style:font-name="DejaVu Sans" fo:font-size="14pt" fo:font-weight="bold" officeooo:rsid="000e332e" style:font-size-asian="14pt" style:font-weight-asian="bold" style:font-size-complex="14pt" style:font-weight-complex="bold"/>
    </style:style>
    <style:style style:name="T14" style:family="text">
      <style:text-properties style:font-name="DejaVu Sans" fo:font-size="14pt" fo:font-weight="bold" officeooo:rsid="000f1965" style:font-size-asian="14pt" style:font-weight-asian="bold" style:font-size-complex="14pt" style:font-weight-complex="bold"/>
    </style:style>
    <style:style style:name="T15" style:family="text">
      <style:text-properties style:font-name="DejaVu Sans" fo:font-size="14pt" fo:font-weight="bold" officeooo:rsid="001034c2" style:font-size-asian="14pt" style:font-weight-asian="bold" style:font-size-complex="14pt" style:font-weight-complex="bold"/>
    </style:style>
    <style:style style:name="T16" style:family="text">
      <style:text-properties style:font-name="DejaVu Sans" fo:font-size="14pt" fo:font-weight="bold" officeooo:rsid="0010ca99" style:font-size-asian="14pt" style:font-weight-asian="bold" style:font-size-complex="14pt" style:font-weight-complex="bold"/>
    </style:style>
    <style:style style:name="T17" style:family="text">
      <style:text-properties style:font-name="DejaVu Sans" fo:font-size="14pt" fo:font-weight="bold" officeooo:rsid="00127d22" style:font-size-asian="14pt" style:font-weight-asian="bold" style:font-size-complex="14pt" style:font-weight-complex="bold"/>
    </style:style>
    <style:style style:name="T18" style:family="text">
      <style:text-properties style:font-name="DejaVu Sans" fo:font-size="14pt" fo:font-weight="normal" style:font-size-asian="14pt" style:font-weight-asian="normal" style:font-size-complex="14pt" style:font-weight-complex="normal"/>
    </style:style>
    <style:style style:name="T19" style:family="text">
      <style:text-properties style:font-name="DejaVu Sans" fo:font-size="14pt" fo:font-weight="normal" officeooo:rsid="000c9e75" style:font-size-asian="14pt" style:font-weight-asian="normal" style:font-size-complex="14pt" style:font-weight-complex="normal"/>
    </style:style>
    <style:style style:name="T20" style:family="text">
      <style:text-properties style:font-name="DejaVu Sans" fo:font-size="14pt" fo:font-weight="normal" officeooo:rsid="00127d22" style:font-size-asian="14pt" style:font-weight-asian="normal" style:font-size-complex="14pt" style:font-weight-complex="normal"/>
    </style:style>
    <style:style style:name="T21" style:family="text">
      <style:text-properties fo:font-weight="bold"/>
    </style:style>
    <style:style style:name="T22" style:family="text">
      <style:text-properties style:font-weight-asian="bold"/>
    </style:style>
    <style:style style:name="T23"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Traduzindo temas e plugins (localização)<text:line-break/></text:span></text:span><text:a xlink:type="simple" xlink:href="http://curitiba.wordcamp.com.br/programacao/palestrantes#dionizio"><text:span text:style-name="T1">Dionizio Bonfim Bach – DJIO</text:span></text:a></text:p>
      <text:p text:style-name="P1"><text:span text:style-name="T1">O Curso tem como objetivo ensinar caminhos e melhores práticas para a tradução de Temas e Plugins no WordPress. Algumas vezes o Tema/Plugin já vem preparado para tradução, outras não. Iremos verificar o código para estabelecer onde começar, definir as ferramentas de trabalho e testar as traduções executadas.</text:span></text:p>
      <text:p text:style-name="P3"><text:span text:style-name="T12">Dionizio Bonfim Bach – DJIO</text:span><text:span text:style-name="T3"><text:line-break/>Dionízio Bonfim Bach - DJIOWeb designer desde 1996, desenvolvedor em PHP e MySQL com conhecimentos em: CSS, Tableless, AJAX, Web 2.0, SEO, HTML5, Flex, AIR, etc. É especializado em: Zend Framework, WordPress e jQuery e possui vasta experiência nas plataformas Mac e Windows. Atualmente trabalha como Desenvolvedor, Consultor e Instrutor de Tecnologias Web, além de atuar como DJ.</text:span></text:p>
      <text:p text:style-name="P9"><text:span text:style-name="Strong_20_Emphasis"><text:span text:style-name="T1">Orientação a objetos para plugins<text:line-break/></text:span></text:span><text:a xlink:type="simple" xlink:href="http://curitiba.wordcamp.com.br/programacao/palestrantes#daniel"><text:span text:style-name="T1">Daniel Antunes</text:span></text:a></text:p>
      <text:p text:style-name="P1"><text:span text:style-name="T1">Mini-curso sobre como e por qual motivo desenvolver plugins WordPress usando Orientação a Objetos. Com exemplos práticos de uso no desenvolvimento.</text:span></text:p>
      <text:p text:style-name="P3"><text:span text:style-name="T12">Daniel Antunes</text:span><text:span text:style-name="T3"><text:line-break/>Desenvolve para web desde 2008. Graduado no curso de Sistemas de Informação no ano de 2009. Atualmente, é coordenador de desenvolvimento e engenheiro de software especializado em WordPress da Apiki (empresa especializada em WordPress). Autor do blog danieldeveloper.com focado em PHP e WordPress.</text:span></text:p>
      <text:p text:style-name="P9"><text:span text:style-name="Strong_20_Emphasis"><text:span text:style-name="T1">WordPress para Designers / Desenvolvimento de Temas<text:line-break/></text:span></text:span><text:a xlink:type="simple" xlink:href="http://curitiba.wordcamp.com.br/programacao/palestrantes#edgar"><text:span text:style-name="T1">Edgar Fernando / Georgea Vieira</text:span></text:a></text:p>
      <text:p text:style-name="P1"><text:span text:style-name="T1">Voltado a designers e profissionais que lidam com HTML e CSS, o curso visa introduzir as concepções e funcionalidades básicas do WordPress para o desenvolvimento de sites (ou temas, como é chamado pela ferramenta). Abordará recursos como organização dos arquivos, tags próprios de template, loop de recuperação de conteúdo e objetos padrão de mapeamento em CSS. Ao contrário do que pode parecer, não é necessário ter conhecimento em PHP, MySQL, ou lógica de programação. Traga o seu notebook para esta atividade, instalação e configurações de softwares! </text:span></text:p>
      <text:p text:style-name="P4"><text:span text:style-name="T13">Edgar Fernando / Georgea Vieira</text:span><text:span text:style-name="T4"><text:line-break/>Profissionais que atuam no mercado de web há mais de 5 anos. Designers por formação, mas que atuam na parte de desenvolvimento WordPress na Agência PontoCom.</text:span></text:p>
      <text:p text:style-name="P9"><text:span text:style-name="Strong_20_Emphasis"><text:span text:style-name="T1">WordPress 3.0 – Custom Post Types e Taxonomias<text:line-break/></text:span></text:span><text:a xlink:type="simple" xlink:href="http://curitiba.wordcamp.com.br/programacao/palestrantes#arilton"><text:span text:style-name="T1">Arilton Silva Freitas</text:span></text:a></text:p>
      <text:p text:style-name="P1"><text:span text:style-name="T1">Utilização de forma avançada da funcionalidade de Custom Post Type e taxonomia do WordPress 3.0. Exemplos e técnicas da vida real. 19h00 – 21h00</text:span></text:p>
      <text:p text:style-name="P2"><text:span text:style-name="T11">Arilton Silva Freitas</text:span><text:span text:style-name="T2"><text:line-break/>Graduado em Sistemas de Informação pela Universidade Vale do Rio Doce – UNIVALE no ano de 2009, atualmente trabalha como Engenheiro de Software na Apiki, empresa do grupo iMasters, referência em desenvolvimento WordPress no Brasil. Trabalha com o WordPress 3.0 desde o seu lançamento em versões beta e já possui experiência em vários projetos utilizando as novas funcionalidades.</text:span></text:p>
      <text:p text:style-name="P10"><text:span text:style-name="Strong_20_Emphasis"><text:span text:style-name="T2">Abertura</text:span></text:span><text:span text:style-name="T2">, com </text:span><text:a xlink:type="simple" xlink:href="http://curitiba.wordcamp.com.br/programacao/palestrantes#zefontainhas"><text:span text:style-name="T2">José Fontainhas</text:span></text:a><text:span text:style-name="T2"> (Automattic) e </text:span><text:a xlink:type="simple" xlink:href="http://curitiba.wordcamp.com.br/programacao/palestrantes#catia"><text:span text:style-name="T2">Cátia Kitahara</text:span></text:a><text:span text:style-name="T2"> (comunidade WordPress) Dia 23 10h00 – 10h50</text:span></text:p>
      <text:p text:style-name="P2"><text:span text:style-name="T11">Cátia Kitahara</text:span><text:span text:style-name="T2"><text:line-break/>Pós-graduada em Design de Hipermídia, com mais de 10 anos de experiência na área de design e quase 4 anos de WordPress, Cátia Kitahara é fundadora da Comunidade Brasileira de WordPress e organizou o primeiro WordCamp Brasil em 2009. Atualmente trabalha como web designer no Hacklab/.</text:span></text:p>
      <text:p text:style-name="P2"><text:span text:style-name="T11">José Fontainhas</text:span><text:span text:style-name="T2"><text:line-break/>Formado em Ciências da Computação e Relações Internacionais pela Universidade Webster de Viena, é fundador da Comunidade Portuguesa de WordPress e ocupa o cargo de Outernationalist na Automattic, empresa por trás do WordPress.</text:span></text:p>
      <text:p text:style-name="P8"><text:span text:style-name="T8">Coordenador de Mesa: </text:span><text:span text:style-name="Strong_20_Emphasis"><text:span text:style-name="T8">Marco Antônio Konopacki</text:span></text:span></text:p>
      <text:p text:style-name="P9"><text:span text:style-name="Strong_20_Emphasis"><text:span text:style-name="T1">Usando o Blog como ferramenta de venda e atendimento para e-commerce<text:line-break/></text:span></text:span><text:a xlink:type="simple" xlink:href="http://curitiba.wordcamp.com.br/programacao/palestrantes#rafael"><text:span text:style-name="T1">Rafael Hernandez</text:span></text:a></text:p>
      <text:p text:style-name="P1"><text:span text:style-name="T1">Com o crescimento do Comércio Eletrônico o Blog se tornou ferramenta indispensável para qualquer pessoa ou empresa.</text:span></text:p>
      <text:p text:style-name="P7"><text:span text:style-name="T16">Rafael Hernandez</text:span><text:span text:style-name="T7"><text:line-break/>9 anos como profissional de Internet, atuando em diversos segmentos. Especialista em SEO, Análise em Mídias/Redes Sociais e Consultor Tecnológico. Desenvolvedor de Lojas Virtuais, Blogs, Sites, Hotsites, E-mail Marketing e Campanhas. Atualmente Coordenador de projetos digitais em Santo André / ABC de São Paulo e Fundador da empresa Rafael Designer onde também é administrador do Blog da Empresa.</text:span></text:p>
      <text:p text:style-name="P8"><text:span text:style-name="T8">Coordenador de Mesa: </text:span><text:span text:style-name="Strong_20_Emphasis"><text:span text:style-name="T8">Celso Cestaro</text:span></text:span></text:p>
      <text:p text:style-name="P9"><text:span text:style-name="Strong_20_Emphasis"><text:span text:style-name="T1">Estudos de caso: WordPress como rede social</text:span></text:span></text:p>
      <text:p text:style-name="P1"><text:span text:style-name="Strong_20_Emphasis"><text:span text:style-name="T1">CulturaDigital.br</text:span></text:span><text:span text:style-name="T1">, por </text:span><text:a xlink:type="simple" xlink:href="http://curitiba.wordcamp.com.br/programacao/palestrantes#guilherme"><text:span text:style-name="T1">Guilherme Aguiar</text:span></text:a><text:span text:style-name="T1"> <text:line-break/>CulturaDigital.Br é uma rede social que reúne membros da sociedade civil, representantes de órgãos governamentais e do mercado interessados em discutir políticas públicas para cultura digital. A rede, projeto pioneiro do Ministério da Cultura, está baseada na utilização do plugin BuddyPress e recebeu recentemente a menção honrosa no prêmio austríaco Ars Eletrocnica. A palestra abordará por que o plugin foi escolhido e o processo de desenvolvimento da plataforma, com detalhamento de suas funcionalidades.</text:span></text:p>
      <text:p text:style-name="P5"><text:span text:style-name="T14">Guilherme Aguiar</text:span><text:span text:style-name="T5"><text:line-break/>Atualmente atua como sócio gerente da Agência WebDF especializada em soluções WordPress. Foi Subgerente de Informações Estratégicas do Ministério da Cultura (Minc), responsável pela equipe de especialistas em interface de sistemas e programação visual, programador de interfaces e líder técnico pela AgênciaClick, onde participou de projetos para clientes como BrasilTelecom, Ministério do Turismo, Correios, Caixa Econômica Federal, entre outros. É graduado em Administração pela Universidade de Brasília-UnB e Sistemas Web pelo UnICESP, pós-Graduado em Marketing (UniCESP) e com especialização em Gerência de Projetos Web pelo I-Group.</text:span></text:p>
      <text:p text:style-name="P1"><text:span text:style-name="Strong_20_Emphasis"><text:span text:style-name="T1">ItsNoon.net</text:span></text:span><text:span text:style-name="T1">, por </text:span><text:a xlink:type="simple" xlink:href="http://curitiba.wordcamp.com.br/programacao/palestrantes#leo"><text:span text:style-name="T1">Leo Germani</text:span></text:a><text:span text:style-name="T1"><text:line-break/>ItsNoon.net é uma rede social de produção multimidia, onde os usuários podem publicara vídeos, fotos, músicas e programas de rádio, além de manterem um microblog. A palestra irá mostrar o funcionamento dessa rede, e mostrar como ela foi construída. Ao mesmo tempo serão apresentados argumentos para a decisão de quando ou não usar BuddyPress em seu projeto, mostrando seus pontos fortes e fracos, e as alternativas simples que podem ser criadas para a maioria das funcionalidades do BP.</text:span></text:p>
      <text:p text:style-name="P6"><text:span text:style-name="T15">Leo Germani</text:span><text:span text:style-name="T6"><text:line-break/>Leo Germani é desenvolvedor web há mais de 10 anos. Trabalha com WordPress há 3 anos e possui uma dúzia de plugins publicados no repositório oficial. Seu plugin vote2publish ganhou o prêmio de melhor plugin para WordPress MU em 2008 organizado pela weblogtoolscollection.</text:span></text:p>
      <text:p text:style-name="P1"><text:span text:style-name="Strong_20_Emphasis"><text:span text:style-name="T1">Maracatu.org</text:span></text:span><text:span text:style-name="T1">, por </text:span><text:a xlink:type="simple" xlink:href="http://curitiba.wordcamp.com.br/programacao/palestrantes#diego"><text:span text:style-name="T1">Diego Figueiredo Rojas</text:span></text:a><text:span text:style-name="T1"><text:line-break/>O www.maracatu.org.br é uma idéia bem simples: construir de </text:span><text:soft-page-break/><text:span text:style-name="T1">forma coletiva uma plataforma que reúna páginas das Nações e dos Grupos de Maracatu em um grande acervo com informações em texto, vídeos, fotos, áudios e etc. Ou seja, um site/portal onde a publicação de conteúdo é feita pelas próprias Nações e Grupos, de maneira simples como nos blogues.</text:span></text:p>
      <text:p text:style-name="P3"><text:span text:style-name="Strong_20_Emphasis"><text:span text:style-name="T12">Diego Figueiredo Rojas</text:span></text:span><text:span text:style-name="Strong_20_Emphasis"><text:span text:style-name="T19"><text:line-break/>Artista gráfico e desenvolvedor web da Eté Design. Participou por 5 anos no Instituto Pombas Urbanas na formação de um Centro Cultural em Cidade Tiradentes, Zona Leste de São Paulo. Na ONG participou das equipes de planejamento, produção, captação e comunicação. Participou da criação da Agência Aprendiz na ONG Cidade Escola Aprendiz, case de marketing no terceiro setor.</text:span></text:span></text:p>
      <text:p text:style-name="P8"><text:span text:style-name="Strong_20_Emphasis"><text:span text:style-name="T20">Coordenador de Mesa: </text:span></text:span><text:span text:style-name="Strong_20_Emphasis"><text:span text:style-name="T8">Thiago Esser</text:span></text:span></text:p>
      <text:p text:style-name="P18"><text:span text:style-name="Strong_20_Emphasis"><text:span text:style-name="T1">Boas práticas para desenvolvimento de plugins para WordPress<text:line-break/></text:span></text:span><text:a xlink:type="simple" xlink:href="http://curitiba.wordcamp.com.br/programacao/palestrantes#daniel"><text:span text:style-name="T1">Daniel Antunes Rocha</text:span></text:a><text:span text:style-name="T1">:</text:span></text:p>
      <text:p text:style-name="P15"><text:span text:style-name="T1">Demonstração de boas práticas para o desenvolvimento de plugins WordPress.</text:span></text:p>
      <text:p text:style-name="P15"><text:span text:style-name="Strong_20_Emphasis"><text:span text:style-name="T20"/></text:span></text:p>
      <text:p text:style-name="P15"><text:span text:style-name="Strong_20_Emphasis"><text:span text:style-name="T17">Daniel Antunes Rocha</text:span></text:span><text:span text:style-name="Strong_20_Emphasis"><text:span text:style-name="T20"><text:line-break/>Desenvolve para web desde 2008. Graduado no curso de Sistemas de Informação no ano de 2009. Atualmente, é coordenador de desenvolvimento e engenheiro de software especializado em WordPress da Apiki (empresa especializada em WordPress). Autor do blog danieldeveloper.com focado em PHP e WordPress.</text:span></text:span></text:p>
      <text:p text:style-name="P15"><text:span text:style-name="Strong_20_Emphasis"><text:span text:style-name="T20"/></text:span></text:p>
      <text:p text:style-name="P15"><text:span text:style-name="Strong_20_Emphasis"><text:span text:style-name="T20">Coordenador de Mesa:</text:span></text:span><text:span text:style-name="Strong_20_Emphasis"><text:span text:style-name="T8"> </text:span></text:span><text:span text:style-name="Strong_20_Emphasis"><text:span text:style-name="T1">Gabriel Reguly<text:line-break/></text:span></text:span></text:p>
      <text:p text:style-name="P18"><text:span text:style-name="Strong_20_Emphasis"><text:span text:style-name="T1">Redes Sociais Como Alavanca de Negócios e Carreiras<text:line-break/></text:span></text:span><text:a xlink:type="simple" xlink:href="http://curitiba.wordcamp.com.br/programacao/palestrantes#frank"><text:span text:style-name="T1">Frank Alcantara</text:span></text:a></text:p>
      <text:p text:style-name="P11"><text:span text:style-name="T1">Como usar o WordPress e o BuddyPress como ferramentas de concentração e distribuição de informações em redes sociais de forma a utilizar estas ferramentas para alavancar sua carreira. A palestra vai do entendimento do poder e origem das redes sociais até a integração e uso diário destas ferramentas para alavancar negócios e carreiras</text:span></text:p>
      <text:p text:style-name="P12"><text:span text:style-name="T13"/></text:p>
      <text:p text:style-name="P12"><text:span text:style-name="T13">Frank Alcantara</text:span><text:span text:style-name="T4"><text:line-break/>Pai, Professor Universitário, Engenheiro, blogueiro e ativista do software livre. Nos últimos 20 anos tem trabalhado com a criação e divulgação de projetos de software livre e código aberto. Está escrevendo um livro sobre o uso de redes sociais para alavancar carreiras e negócios enquanto se dedica ao fomento de negócios utilizando software livre.</text:span></text:p>
      <text:p text:style-name="P12"><text:span text:style-name="T4"/></text:p>
      <text:p text:style-name="P16"><text:span text:style-name="T9">Coordenadora de Mesa: </text:span><text:span text:style-name="Strong_20_Emphasis"><text:span text:style-name="T9">Carol Evans</text:span></text:span></text:p>
      <text:p text:style-name="P18"><text:span text:style-name="Strong_20_Emphasis"><text:span text:style-name="T1">Estudos de caso: WordPress para enormes audiências</text:span></text:span><text:span text:style-name="T1"> – Exposição dos estudos de caso seguido de mesa de debate</text:span></text:p>
      <text:p text:style-name="P11"><text:span text:style-name="Strong_20_Emphasis"><text:span text:style-name="T1">WordPress.com<text:line-break/></text:span></text:span><text:a xlink:type="simple" xlink:href="http://curitiba.wordcamp.com.br/programacao/palestrantes#zefontainhas"><text:span text:style-name="T1">José Fontainhas</text:span></text:a></text:p>
      <text:p text:style-name="P11"><text:span text:style-name="T1">Como o site WordPress.com utiliza o WordPress no portal com mais de 12 milhões de sites e 270 bilhões de pageviews.</text:span></text:p>
      <text:p text:style-name="P14"><text:span text:style-name="T10">José Fontainhas</text:span></text:p>
      <text:p text:style-name="P17"><text:span text:style-name="T10">Formado em Ciências da Computação e Relações Internacionais pela Universidade Webster de Viena, é fundador da Comunidade Portuguesa de WordPress e ocupa o cargo de Outernationalist na Automattic, empresa por trás do WordPress.</text:span></text:p>
      <text:p text:style-name="P17"><text:span text:style-name="T10"/></text:p>
      <text:p text:style-name="P11"><text:span text:style-name="Strong_20_Emphasis"><text:span text:style-name="T1">Globo.com<text:line-break/></text:span></text:span><text:a xlink:type="simple" xlink:href="http://curitiba.wordcamp.com.br/programacao/palestrantes#leofalcao"><text:span text:style-name="T1">Leonardo Falcão</text:span></text:a></text:p>
      <text:p text:style-name="P13"><text:span text:style-name="T14">Leonardo Falcão<text:line-break/></text:span><text:span text:style-name="T5">Do signo de Virgem, nascido no Rio de Janeiro, é analista da Globo.com há 3 anos, faz parte do time de WordPress da empresa. É responsável pela infraestrutura e desenvolvimento da plataforma, a qual já utiliza por aproximadamente 4 anos.</text:span></text:p>
      <text:p text:style-name="P11"><text:span text:style-name="Strong_20_Emphasis"><text:span text:style-name="T1"/></text:span></text:p>
      <text:p text:style-name="P11"><text:span text:style-name="Strong_20_Emphasis"><text:span text:style-name="T1">SWU<text:line-break/></text:span></text:span><text:a xlink:type="simple" xlink:href="http://curitiba.wordcamp.com.br/programacao/palestrantes#zegeraldo"><text:span text:style-name="T1">José Geraldo Magalhães</text:span></text:a></text:p>
      <text:p text:style-name="P13"><text:span text:style-name="T1">Apresentação do case site SWU. 9 milhões de visitas, 2000 posts, + de 10mil comentários e 15 mil usuarios (somente com login via rede social), Mais de 200 mil interações via Twitter e Facebook. Atualmente hospedado em cluster de 5 servidores com balanceamento de carga. 17h00 Mesa de Encerramento</text:span></text:p>
      <text:p text:style-name="P13"><text:span text:style-name="T14">José Geraldo Magalhães<text:line-break/></text:span><text:span text:style-name="T5">José Gerlado MagalhãesJornalista e Produtor web há mais de 15 anos tendo trabalhado em sites como: Volkswagen, Pão de Açucar, Netbrasil, Sadia, Americanas.com, Sócio proprietário da Toborino Software.</text:span></text:p>
      <text:p text:style-name="P13"><text:span text:style-name="T5"/></text:p>
      <text:p text:style-name="P17"><text:span text:style-name="T10">Coordenador de Mesa: </text:span><text:span text:style-name="Strong_20_Emphasis"><text:span text:style-name="T10">Luís Henrique Poletti Fort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nicius Massuchetto</meta:initial-creator>
    <meta:creation-date>2010-10-22T09:46:55</meta:creation-date>
    <dc:date>2010-10-22T10:05:51</dc:date>
    <dc:creator>Vinicius Massuchetto</dc:creator>
    <meta:editing-duration>PT00H18M57S</meta:editing-duration>
    <meta:editing-cycles>11</meta:editing-cycles>
    <meta:generator>BrOffice.org/3.2$Unix OpenOffice.org_project/320m19$Build-9505</meta:generator>
    <meta:document-statistic meta:table-count="0" meta:image-count="0" meta:object-count="0" meta:page-count="11" meta:paragraph-count="47" meta:word-count="1455" meta:character-count="9600"/>
  </office:meta>
</office:document-meta>
</file>